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20-01-2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9-02-1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7-12-2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7-02-1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6-02-0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5-08-2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5-02-2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4-09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4-02-2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3-08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3-01-11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1-12-20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1-01-26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10-01-20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9-02-09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8-01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7-11-06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7-02-0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6-09-07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6-02-0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5-09-02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5-06-1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5-01-20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4-11-0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4-09-2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4-05-0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4-02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3-11-17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3-09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3-04-2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3-01-1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2-09-2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2-06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2-04-25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2-02-19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1-05-0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1-01-3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0-10-05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0-05-2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2000-01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9-01-1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8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6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11095132302</text:p>
          </table:table-cell>
          <table:table-cell office:value-type="string" calcext:value-type="string">
            <text:p>199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